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Verdana" style:font-pitch="variable" svg:font-family="Verdana" style:font-family-generic="swiss"/>
  </office:font-face-decls>
  <office:automatic-styles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ableau1" style:family="table">
      <style:table-properties table:align="margins" style:width="16.999cm" style:shadow="none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fo:border-top="0.002cm solid #000000" fo:background-color="#e6e6e6" fo:padding="0.097cm" fo:border-left="0.002cm solid #000000" fo:border-right="none" fo:border-bottom="0.002cm solid #000000">
        <style:background-image/>
      </style:table-cell-properties>
    </style:style>
    <style:style style:name="Tableau1.C1" style:family="table-cell">
      <style:table-cell-properties fo:border="0.002cm solid #000000" fo:background-color="#e6e6e6" fo:padding="0.097cm">
        <style:background-image/>
      </style:table-cell-properties>
    </style:style>
    <style:style style:name="Tableau1.A2" style:family="table-cell">
      <style:table-cell-properties fo:border-top="none" fo:border-left="0.002cm solid #000000" fo:border-right="none" fo:padding="0.097cm" fo:border-bottom="0.002cm solid #000000"/>
    </style:style>
    <style:style style:name="Tableau1.C2" style:family="table-cell">
      <style:table-cell-properties fo:border-top="none" fo:border-left="0.002cm solid #000000" fo:border-right="0.002cm solid #000000" fo:padding="0.097cm" fo:border-bottom="0.002cm solid #000000"/>
    </style:style>
    <style:style style:name="P1" style:parent-style-name="Table_20_Heading" style:family="paragraph">
      <style:text-properties fo:font-weight="bold" fo:font-style="normal" style:font-size-asian="10pt" style:font-name="Verdana" style:font-size-complex="10pt" fo:font-size="10pt" style:font-style-asian="normal" style:font-style-complex="normal" style:font-weight-complex="bold" style:font-weight-asian="bold"/>
    </style:style>
    <style:style style:name="P2" style:parent-style-name="Table_20_Contents" style:family="paragraph">
      <style:text-properties fo:font-weight="normal" fo:font-style="normal" style:font-size-asian="10pt" style:font-name="Verdana" style:font-size-complex="10pt" fo:font-size="10pt" style:font-style-asian="normal" style:font-style-complex="normal" style:font-weight-complex="normal" style:font-weight-asian="normal"/>
    </style:style>
  </office:automatic-styles>
  <office:body>
    <office:text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able:table table:name="Tableau1" table:style-name="Tableau1">
        <table:table-column table:number-columns-repeated="3" table:style-name="Tableau1.A"/>
        <table:table-header-rows>
          <table:table-row>
            <table:table-cell office:value-type="string" table:style-name="Tableau1.A1">
              <text:p text:style-name="P1">First name</text:p>
            </table:table-cell>
            <table:table-cell office:value-type="string" table:style-name="Tableau1.A1">
              <text:p text:style-name="P1">Last name</text:p>
            </table:table-cell>
            <table:table-cell office:value-type="string" table:style-name="Tableau1.C1">
              <text:p text:style-name="P1">Address</text:p>
            </table:table-cell>
          </table:table-row>
        </table:table-header-rows>
        <table:table-row>
          <table:table-cell office:value-type="string" table:style-name="Tableau1.A2">
            <text:p text:style-name="P2">Mr 1 first name</text:p>
          </table:table-cell>
          <table:table-cell office:value-type="string" table:style-name="Tableau1.A2">
            <text:p text:style-name="P2">Mr 1 last name</text:p>
          </table:table-cell>
          <table:table-cell office:value-type="string" table:style-name="Tableau1.C2">
            <text:p text:style-name="P2">Mr 1 address</text:p>
          </table:table-cell>
        </table:table-row>
        <table:table-row>
          <table:table-cell office:value-type="string" table:style-name="Tableau1.A2">
            <text:p text:style-name="P2">Ms One first name</text:p>
          </table:table-cell>
          <table:table-cell office:value-type="string" table:style-name="Tableau1.A2">
            <text:p text:style-name="P2">Ms One last name</text:p>
          </table:table-cell>
          <table:table-cell office:value-type="string" table:style-name="Tableau1.C2">
            <text:p text:style-name="P2">Ms One address</text:p>
          </table:table-cell>
        </table:table-row>
        <table:table-row>
          <table:table-cell office:value-type="string" table:style-name="Tableau1.A2">
            <text:p text:style-name="P2">Misss two first name</text:p>
          </table:table-cell>
          <table:table-cell office:value-type="string" table:style-name="Tableau1.A2">
            <text:p text:style-name="P2">Misss two last name</text:p>
          </table:table-cell>
          <table:table-cell office:value-type="string" table:style-name="Tableau1.C2">
            <text:p text:style-name="P2">Misss two address</text:p>
          </table:table-cell>
        </table:table-row>
      </table:table>
      <text:h text:outline-level="1" text:style-name="Heading_20_1"/>
      <text:p text:style-name="Text_20_body"/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Lucida Sans Unicode" style:font-pitch="variable" svg:font-family="'Lucida Sans Unicode'"/>
    <style:font-face style:name="Tahoma" style:font-pitch="variable" svg:font-family="Tahoma"/>
    <style:font-face style:name="Times New Roman" style:font-pitch="variable" svg:font-family="'Times New Roman'" style:font-family-generic="roman"/>
    <style:font-face style:name="Arial" style:font-pitch="variable" svg:font-family="Arial" style:font-family-generic="swiss"/>
    <style:font-face style:name="Verdana" style:font-pitch="variable" svg:font-family="Verdana" style:font-family-generic="swiss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BE" fo:language="fr" style:language-asian="none" style:language-complex="none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BE" fo:language="fr" fo:hyphenation-push-char-count="2" style:font-name="Times New Roman" style:language-asian="none" style:language-complex="none" style:font-size-asian="12pt" style:font-name-asian="Lucida Sans Unicode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Arial" style:font-size-complex="14pt" style:font-name-asian="Lucida Sans Unicode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fo:font-style="italic" style:font-style-complex="italic" style:font-style-asian="italic" style:font-weight-complex="bold" style:font-weight-asian="bold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0.999cm" style:num-format="1" style:print-orientation="portrait" style:footnote-max-height="0cm" fo:margin-bottom="2cm" fo:page-height="29.699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19T09:20:48</meta:creation-date>
    <dc:creator>Gaetan Delannay</dc:creator>
    <dc:date>2006-10-24T07:23:24</dc:date>
    <dc:language>fr-BE</dc:language>
    <meta:editing-cycles>8</meta:editing-cycles>
    <meta:editing-duration>PT9M1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" meta:word-count="8" meta:character-count="57"/>
  </office:meta>
</office:document-meta>
</file>